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20" style:apply-style-name="Error" style:base-cell-address="out2.A1"/>
      <style:map style:condition="cell-content()&gt;10" style:apply-style-name="無題1" style:base-cell-address="out2.A1"/>
      <style:map style:condition="cell-content()&gt;4" style:apply-style-name="無題2" style:base-cell-address="out2.A1"/>
    </style:style>
  </office:automatic-styles>
  <office:body>
    <office:spreadsheet>
      <table:calculation-settings table:automatic-find-labels="false" table:use-regular-expressions="false" table:use-wildcards="true"/>
      <table:table table:name="out2" table:style-name="ta1">
        <table:table-column table:style-name="co1" table:number-columns-repeated="1024" table:default-cell-style-name="ce1"/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0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35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3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0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3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18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15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13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12" office:value-type="float" office:value="0" calcext:value-type="float">
            <text:p>0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13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0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13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0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73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0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0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0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0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0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72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0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3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0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73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0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00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7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76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0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9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85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0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8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9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1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82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8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81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82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8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8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8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8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8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8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8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8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8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8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8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8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90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23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8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21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8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21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3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8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2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8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8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3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8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3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8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38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8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3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4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78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4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78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46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8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4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8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92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4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2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4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3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8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82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9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1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8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0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8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9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82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9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9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85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9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7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7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8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8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8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8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8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8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7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70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7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7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76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7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7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7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79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8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7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8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8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5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8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7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8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7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8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3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8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72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71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8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2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9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7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90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9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7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9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75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9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78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9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86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9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1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18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99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31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1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0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0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2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0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21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0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2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0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23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0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28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out2.A1:out2.AMJ1048576">
            <calcext:condition calcext:apply-style-name="Error" calcext:value="&gt;20" calcext:base-cell-address="out2.A1"/>
            <calcext:condition calcext:apply-style-name="無題1" calcext:value="&gt;10" calcext:base-cell-address="out2.A1"/>
            <calcext:condition calcext:apply-style-name="無題2" calcext:value="&gt;4" calcext:base-cell-address="out2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無題1" style:family="table-cell" style:parent-style-name="Default">
      <style:table-cell-properties fo:background-color="#ffbf00"/>
    </style:style>
    <style:style style:name="無題2" style:family="table-cell" style:parent-style-name="Default">
      <style:table-cell-properties fo:background-color="#77bc65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8T16:33:58.605000000</dc:date>
    <meta:editing-duration>PT10M14S</meta:editing-duration>
    <meta:editing-cycles>1</meta:editing-cycles>
    <meta:document-statistic meta:table-count="1" meta:cell-count="211200" meta:object-count="0"/>
    <meta:generator>LibreOffice/6.1.3.2$Windows_X86_64 LibreOffice_project/86daf60bf00efa86ad547e59e09d6bb77c699acb</meta:generator>
  </office:meta>
</office:document-meta>
</file>